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1514" officeooo:paragraph-rsid="00051514"/>
    </style:style>
    <style:style style:name="P2" style:family="paragraph" style:parent-style-name="Standard">
      <style:text-properties fo:font-size="10.5pt" officeooo:rsid="00051514" officeooo:paragraph-rsid="00051514" style:font-size-asian="10.5pt" style:font-size-complex="10.5pt"/>
    </style:style>
    <style:style style:name="P3" style:family="paragraph" style:parent-style-name="Standard">
      <style:text-properties fo:font-size="14pt" officeooo:rsid="00051514" officeooo:paragraph-rsid="00051514" style:font-size-asian="14pt" style:font-size-complex="14pt"/>
    </style:style>
    <style:style style:name="T1" style:family="text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ar sir/madame,</text:p>
      <text:p text:style-name="P3">RE: Application for Software Engineer II (Backend, Data)</text:p>
      <text:p text:style-name="P3"/>
      <text:p text:style-name="P3"/>
      <text:p text:style-name="P3">Please find attached my resume in support of my application for the open position at Tripadvisor.</text:p>
      <text:p text:style-name="P3"/>
      <text:p text:style-name="P3">I am applying for this role, because it is a job I can both excel in, and perform to a very high standard. Having researched your organization in detail, I have been attracted to your strong track of record of achievements and your company values. </text:p>
      <text:p text:style-name="P3"/>
      <text:p text:style-name="P3">In addition of being an exceptional communicator and collaborator, I am the type of person who understands how important my performance in this role will be to the success of your organization.</text:p>
      <text:p text:style-name="P3"/>
      <text:p text:style-name="P3">If I am successful, I will constantly seek to add value to my work to help your company maintain its position as a market leader, and to ensure you see a positive return to your investment</text:p>
      <text:p text:style-name="P3"/>
      <text:p text:style-name="P3">I am available for an interview at short notice and can be contacted via any of the details below.</text:p>
      <text:p text:style-name="P3">Thank you for considering my application.</text:p>
      <text:p text:style-name="P3"/>
      <text:p text:style-name="P3">Yours faithfully,</text:p>
      <text:p text:style-name="P3">Marian Alexandru Diaconu</text:p>
      <text:p text:style-name="P1"/>
      <text:p text:style-name="P2">Telephone: 0039 340 51 24 016</text:p>
      <text:p text:style-name="P1"><text:span text:style-name="T1">Email: </text:span><text:a xlink:type="simple" xlink:href="mailto:marianalexandrudiaconu@gmail.com" text:style-name="Internet_20_link" text:visited-style-name="Visited_20_Internet_20_Link"><text:span text:style-name="T1">marianalexandrudiaconu@gmail.com</text:span>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4-02-23T18:13:19.120759588</dc:date>
    <meta:editing-duration>PT10M4S</meta:editing-duration>
    <meta:editing-cycles>3</meta:editing-cycles>
    <meta:document-statistic meta:table-count="0" meta:image-count="0" meta:object-count="0" meta:page-count="1" meta:paragraph-count="12" meta:word-count="177" meta:character-count="1046" meta:non-whitespace-character-count="880"/>
  </office:meta>
</office:document-meta>
</file>